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3" manifest:media-type="application/x-openoffice-gdimetafile;windows_formatname=&quot;GDIMetaFile&quot;"/>
  <manifest:file-entry manifest:full-path="ObjectReplacements/Object 2" manifest:media-type=""/>
  <manifest:file-entry manifest:full-path="settings.xml" manifest:media-type="text/xml"/>
  <manifest:file-entry manifest:full-path="Thumbnails/thumbnail.png" manifest:media-type="image/png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style:text-underline-style="solid" style:text-underline-width="auto" style:text-underline-color="font-color" officeooo:rsid="0006cfdb" officeooo:paragraph-rsid="0006cfdb"/>
    </style:style>
    <style:style style:name="P2" style:family="paragraph" style:parent-style-name="Preformatted_20_Text">
      <style:text-properties style:text-underline-style="solid" style:text-underline-width="auto" style:text-underline-color="font-color" officeooo:rsid="0006cfdb" officeooo:paragraph-rsid="00212300"/>
    </style:style>
    <style:style style:name="P3" style:family="paragraph" style:parent-style-name="Preformatted_20_Text">
      <style:text-properties style:text-underline-style="solid" style:text-underline-width="auto" style:text-underline-color="font-color" officeooo:rsid="0006cfdb" officeooo:paragraph-rsid="002321e5"/>
    </style:style>
    <style:style style:name="P4" style:family="paragraph" style:parent-style-name="Preformatted_20_Text">
      <style:text-properties style:text-underline-style="none" fo:font-weight="bold" officeooo:rsid="001e8ed5" officeooo:paragraph-rsid="001e8ed5" style:font-weight-asian="bold" style:font-weight-complex="bold"/>
    </style:style>
    <style:style style:name="P5" style:family="paragraph" style:parent-style-name="Preformatted_20_Text">
      <style:text-properties style:text-underline-style="none" fo:font-weight="bold" officeooo:rsid="001e8ed5" officeooo:paragraph-rsid="002321e5" style:font-weight-asian="bold" style:font-weight-complex="bold"/>
    </style:style>
    <style:style style:name="P6" style:family="paragraph" style:parent-style-name="Preformatted_20_Text">
      <style:text-properties style:text-underline-style="none" fo:font-weight="bold" officeooo:rsid="0006cfdb" officeooo:paragraph-rsid="0006cfdb" style:font-weight-asian="bold" style:font-weight-complex="bold"/>
    </style:style>
    <style:style style:name="P7" style:family="paragraph" style:parent-style-name="Preformatted_20_Text">
      <style:text-properties style:text-underline-style="none" fo:font-weight="bold" officeooo:rsid="0006cfdb" officeooo:paragraph-rsid="00212300" style:font-weight-asian="bold" style:font-weight-complex="bold"/>
    </style:style>
    <style:style style:name="P8" style:family="paragraph" style:parent-style-name="Preformatted_20_Text">
      <style:text-properties style:text-underline-style="none" fo:font-weight="bold" officeooo:rsid="0006cfdb" officeooo:paragraph-rsid="002321e5" style:font-weight-asian="bold" style:font-weight-complex="bold"/>
    </style:style>
    <style:style style:name="P9" style:family="paragraph" style:parent-style-name="Preformatted_20_Text">
      <style:text-properties style:text-underline-style="none" fo:font-weight="bold" officeooo:rsid="002321e5" officeooo:paragraph-rsid="00212300" style:font-weight-asian="bold" style:font-weight-complex="bold"/>
    </style:style>
    <style:style style:name="P10" style:family="paragraph" style:parent-style-name="Preformatted_20_Text">
      <style:text-properties officeooo:paragraph-rsid="0006cfdb"/>
    </style:style>
    <style:style style:name="P11" style:family="paragraph" style:parent-style-name="Subtitle">
      <style:text-properties officeooo:rsid="00052ea9" officeooo:paragraph-rsid="00052ea9"/>
    </style:style>
    <style:style style:name="P12" style:family="paragraph" style:parent-style-name="Title">
      <style:text-properties officeooo:rsid="00052ea9" officeooo:paragraph-rsid="00052ea9"/>
    </style:style>
    <style:style style:name="P13" style:family="paragraph" style:parent-style-name="Text_20_body">
      <style:text-properties fo:font-weight="bold" officeooo:rsid="00052ea9" officeooo:paragraph-rsid="00052ea9" style:font-weight-asian="bold" style:font-weight-complex="bold"/>
    </style:style>
    <style:style style:name="P14" style:family="paragraph" style:parent-style-name="Text_20_body">
      <style:text-properties fo:font-weight="bold" officeooo:rsid="00052ea9" officeooo:paragraph-rsid="00212300" style:font-weight-asian="bold" style:font-weight-complex="bold"/>
    </style:style>
    <style:style style:name="P15" style:family="paragraph" style:parent-style-name="Text_20_body">
      <style:text-properties fo:font-weight="bold" officeooo:rsid="00052ea9" officeooo:paragraph-rsid="002321e5" style:font-weight-asian="bold" style:font-weight-complex="bold"/>
    </style:style>
    <style:style style:name="P16" style:family="paragraph" style:parent-style-name="Preformatted_20_Text">
      <style:text-properties officeooo:paragraph-rsid="00212300"/>
    </style:style>
    <style:style style:name="P17" style:family="paragraph" style:parent-style-name="Preformatted_20_Text">
      <style:text-properties officeooo:paragraph-rsid="002321e5"/>
    </style:style>
    <style:style style:name="T1" style:family="text">
      <style:text-properties officeooo:rsid="00091b9f"/>
    </style:style>
    <style:style style:name="T2" style:family="text">
      <style:text-properties officeooo:rsid="001e8ed5"/>
    </style:style>
    <style:style style:name="T3" style:family="text">
      <style:text-properties officeooo:rsid="00212300"/>
    </style:style>
    <style:style style:name="T4" style:family="text">
      <style:text-properties officeooo:rsid="002321e5"/>
    </style:style>
    <style:style style:name="T5" style:family="text">
      <style:text-properties officeooo:rsid="002671c5"/>
    </style:style>
    <style:style style:name="T6" style:family="text">
      <style:text-properties officeooo:rsid="0027ca06"/>
    </style:style>
    <style:style style:name="T7" style:family="text">
      <style:text-properties officeooo:rsid="0028b4c6"/>
    </style:style>
    <style:style style:name="T8" style:family="text">
      <style:text-properties officeooo:rsid="002a17ac"/>
    </style:style>
    <style:style style:name="fr1" style:family="graphic" style:parent-style-name="OLE">
      <style:graphic-properties style:vertical-pos="from-top" style:vertical-rel="paragraph" style:horizontal-pos="center" style:horizontal-rel="paragraph" fo:padding="0.049cm" fo:border="0.06pt solid #ff0000" draw:ole-draw-aspect="1"/>
    </style:style>
    <style:style style:name="fr2" style:family="graphic" style:parent-style-name="OLE">
      <style:graphic-properties style:run-through="foreground" style:wrap="none" style:vertical-pos="from-top" style:vertical-rel="paragraph" style:horizontal-pos="center" style:horizontal-rel="paragraph" fo:padding="0.049cm" fo:border="0.06pt solid #2a6099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DAA Lab-<text:span text:style-name="T7">10</text:span></text:p>
      <text:p text:style-name="P11"><text:span text:style-name="T6">22</text:span><text:span text:style-name="T1">/0</text:span><text:span text:style-name="T3">3</text:span><text:span text:style-name="T1">/25 – </text:span><text:s/>230962<text:span text:style-name="T8">326</text:span> – <text:span text:style-name="T8">Davasam Karthikeya - AIMLB</text:span></text:p>
      <text:p text:style-name="P13">Solved question (<text:span text:style-name="T6">Binomial coefficient</text:span>):</text:p>
      <text:p text:style-name="Preformatted_20_Text">#include&lt;stdio.h&gt;</text:p>
      <text:p text:style-name="Preformatted_20_Text">#include&lt;stdlib.h&gt;</text:p>
      <text:p text:style-name="Preformatted_20_Text"/>
      <text:p text:style-name="Preformatted_20_Text">int c[20][20];</text:p>
      <text:p text:style-name="Preformatted_20_Text"/>
      <text:p text:style-name="Preformatted_20_Text">void binomial(int n, int k) {</text:p>
      <text:p text:style-name="Preformatted_20_Text"><text:s text:c="4"/>for(int i = 0; i &lt;= n; i++)</text:p>
      <text:p text:style-name="Preformatted_20_Text"><text:s text:c="8"/>for(int j = 0; j &lt;= i &amp;&amp; j &lt;= k; j++) {</text:p>
      <text:p text:style-name="Preformatted_20_Text"><text:s text:c="12"/>if(j == 0 || j == i)</text:p>
      <text:p text:style-name="Preformatted_20_Text"><text:s text:c="16"/>c[i][j] = 1;</text:p>
      <text:p text:style-name="Preformatted_20_Text"><text:s text:c="12"/>else</text:p>
      <text:p text:style-name="Preformatted_20_Text"><text:s text:c="16"/>c[i][j] = c[i - 1][j - 1] + c[i - 1][j];</text:p>
      <text:p text:style-name="Preformatted_20_Text"><text:s text:c="8"/>}</text:p>
      <text:p text:style-name="Preformatted_20_Text">}</text:p>
      <text:p text:style-name="Preformatted_20_Text"/>
      <text:p text:style-name="Preformatted_20_Text">void main() {</text:p>
      <text:p text:style-name="Preformatted_20_Text"><text:s text:c="4"/>int n,k;</text:p>
      <text:p text:style-name="Preformatted_20_Text"/>
      <text:p text:style-name="Preformatted_20_Text"><text:s text:c="4"/>printf("Enter n: ");</text:p>
      <text:p text:style-name="Preformatted_20_Text"><text:s text:c="4"/>scanf("%d", &amp;n);</text:p>
      <text:p text:style-name="Preformatted_20_Text"><text:s text:c="4"/>printf("Enter k: ");</text:p>
      <text:p text:style-name="Preformatted_20_Text"><text:s text:c="4"/>scanf("%d", &amp;k);</text:p>
      <text:p text:style-name="Preformatted_20_Text"><text:s text:c="4"/></text:p>
      <text:p text:style-name="Preformatted_20_Text"><text:s text:c="4"/>binomial(n, k);</text:p>
      <text:p text:style-name="Preformatted_20_Text"/>
      <text:p text:style-name="Preformatted_20_Text"><text:s text:c="4"/>printf("Matrix:\n");</text:p>
      <text:p text:style-name="Preformatted_20_Text"><text:s text:c="4"/>for(int i = 0; i &lt;= n; i++) {</text:p>
      <text:p text:style-name="Preformatted_20_Text"><text:s text:c="8"/>for(int j = 0; j &lt;= i &amp;&amp; j &lt;= k; j++)</text:p>
      <text:p text:style-name="Preformatted_20_Text"><text:s text:c="12"/>printf("%d ", c[i][j]);</text:p>
      <text:p text:style-name="Preformatted_20_Text"><text:s text:c="8"/>printf("\n");</text:p>
      <text:p text:style-name="Preformatted_20_Text"><text:s text:c="4"/>}</text:p>
      <text:p text:style-name="Preformatted_20_Text"/>
      <text:p text:style-name="Preformatted_20_Text"><text:s text:c="4"/>printf("Result: %d\n", c[n][k]);</text:p>
      <text:p text:style-name="Preformatted_20_Text">}</text:p>
      <text:p text:style-name="Preformatted_20_Text"/>
      <text:p text:style-name="P1">Output</text:p>
      <text:p text:style-name="P6">Enter n: 4</text:p>
      <text:p text:style-name="P6">Enter k: 2</text:p>
      <text:p text:style-name="P6">Matrix:</text:p>
      <text:p text:style-name="P6">1 </text:p>
      <text:p text:style-name="P6">1 1 </text:p>
      <text:p text:style-name="P6">1 2 1 </text:p>
      <text:p text:style-name="P6">1 3 3 </text:p>
      <text:p text:style-name="P6">1 4 6 </text:p>
      <text:p text:style-name="P6">Result: 6</text:p>
      <text:p text:style-name="P6"/>
      <text:p text:style-name="P6"/>
      <text:p text:style-name="P13">Question 1 <text:span text:style-name="T4">(</text:span><text:span text:style-name="T5">Warshall</text:span><text:span text:style-name="T4">’s algorithm)</text:span>:</text:p>
      <text:p text:style-name="Preformatted_20_Text">#include &lt;stdio.h&gt;</text:p>
      <text:p text:style-name="Preformatted_20_Text"/>
      <text:p text:style-name="Preformatted_20_Text">#define SIZE 5</text:p>
      <text:p text:style-name="Preformatted_20_Text"/>
      <text:p text:style-name="Preformatted_20_Text">void warshall(int graph[][SIZE]) {</text:p>
      <text:p text:style-name="Preformatted_20_Text"><text:s text:c="4"/>for(int k = 0; k &lt; SIZE; k++)</text:p>
      <text:p text:style-name="Preformatted_20_Text"><text:soft-page-break/><text:s text:c="8"/>for(int i = 0; i &lt; SIZE; i++)</text:p>
      <text:p text:style-name="Preformatted_20_Text"><text:s text:c="12"/>for(int j = 0; j &lt; SIZE; j++)</text:p>
      <text:p text:style-name="Preformatted_20_Text"><text:s text:c="16"/>graph[i][j] = graph[i][j] || (graph[i][k] &amp;&amp; graph[k][j]);</text:p>
      <text:p text:style-name="Preformatted_20_Text"/>
      <text:p text:style-name="Preformatted_20_Text"><text:s text:c="4"/>printf("\nTrans. closure:\n");</text:p>
      <text:p text:style-name="Preformatted_20_Text"><text:s text:c="4"/>for(int i = 0; i &lt; SIZE; i++) {</text:p>
      <text:p text:style-name="Preformatted_20_Text"><text:s text:c="8"/>for(int j = 0; j &lt; SIZE; j++)</text:p>
      <text:p text:style-name="Preformatted_20_Text"><text:s text:c="12"/>printf("%d ", graph[i][j]);</text:p>
      <text:p text:style-name="Preformatted_20_Text"><text:s text:c="8"/>printf("\n");</text:p>
      <text:p text:style-name="Preformatted_20_Text"><text:s text:c="4"/>}</text:p>
      <text:p text:style-name="Preformatted_20_Text">}</text:p>
      <text:p text:style-name="Preformatted_20_Text"/>
      <text:p text:style-name="Preformatted_20_Text">void main() {</text:p>
      <text:p text:style-name="Preformatted_20_Text"><text:s text:c="4"/>int graph[][SIZE] = {</text:p>
      <text:p text:style-name="Preformatted_20_Text"><text:s text:c="8"/>{0, 5, 3, 0, 0},</text:p>
      <text:p text:style-name="Preformatted_20_Text"><text:s text:c="8"/>{0, 0, 2, 6, 0},</text:p>
      <text:p text:style-name="Preformatted_20_Text"><text:s text:c="8"/>{0, 0, 0, 0, 0},</text:p>
      <text:p text:style-name="Preformatted_20_Text"><text:s text:c="8"/>{0, 0, 0, 0, 0},</text:p>
      <text:p text:style-name="Preformatted_20_Text"><text:s text:c="8"/>{8, 0, 0, 0, 0}</text:p>
      <text:p text:style-name="Preformatted_20_Text"><text:s text:c="4"/>};</text:p>
      <text:p text:style-name="Preformatted_20_Text"/>
      <text:p text:style-name="Preformatted_20_Text"><text:s text:c="4"/>warshall(graph);</text:p>
      <text:p text:style-name="Preformatted_20_Text">}</text:p>
      <text:p text:style-name="P10"/>
      <text:p text:style-name="P1">Output</text:p>
      <text:p text:style-name="P4">Trans. closure:</text:p>
      <text:p text:style-name="P4">0 1 1 1 0 </text:p>
      <text:p text:style-name="P4">0 0 1 1 0 </text:p>
      <text:p text:style-name="P4">0 0 0 0 0 </text:p>
      <text:p text:style-name="P4">0 0 0 0 0 </text:p>
      <text:p text:style-name="P4">1 1 1 1 0</text:p>
      <text:p text:style-name="P7"><draw:frame draw:style-name="fr2" draw:name="Object2" text:anchor-type="char" svg:y="0.245cm" svg:width="15.998cm" svg:height="8.998cm" draw:z-index="0"><draw:object xlink:href="./Object 2" xlink:type="simple" xlink:show="embed" xlink:actuate="onLoad"/><draw:image xlink:href="./ObjectReplacements/Object 2" xlink:type="simple" xlink:show="embed" xlink:actuate="onLoad"/><svg:desc>chart</svg:desc></draw:frame></text:p>
      <text:p text:style-name="P14">Question <text:span text:style-name="T2">2 </text:span>(<text:span text:style-name="T6">Floyd’s algorithm</text:span>):</text:p>
      <text:p text:style-name="P16">#include &lt;stdio.h&gt;</text:p>
      <text:p text:style-name="P16"/>
      <text:p text:style-name="P16">#define SIZE 5</text:p>
      <text:p text:style-name="P16"/>
      <text:p text:style-name="P16">void floyd(int graph[][SIZE]) {</text:p>
      <text:p text:style-name="P16"><text:s text:c="4"/>int *arr = (int*) graph;</text:p>
      <text:p text:style-name="P16"><text:s text:c="4"/>for(int i = 0; i &lt; SIZE * SIZE; i++)</text:p>
      <text:p text:style-name="P16"><text:soft-page-break/><text:s text:c="8"/>arr[i] = arr[i] ? arr[i] : 99999999;</text:p>
      <text:p text:style-name="P16"/>
      <text:p text:style-name="P16"><text:s text:c="4"/>for(int k = 0; k &lt; SIZE; k++)</text:p>
      <text:p text:style-name="P16"><text:s text:c="8"/>for(int i = 0; i &lt; SIZE; i++)</text:p>
      <text:p text:style-name="P16"><text:s text:c="12"/>for(int j = 0; j &lt; SIZE; j++) {</text:p>
      <text:p text:style-name="P16"><text:s text:c="16"/>int temp = graph[i][k] + graph[k][j];</text:p>
      <text:p text:style-name="P16"><text:s text:c="16"/>graph[i][j] = temp &lt; graph[i][j] ? temp : graph[i][j];</text:p>
      <text:p text:style-name="P16"><text:s text:c="12"/>}</text:p>
      <text:p text:style-name="P16"/>
      <text:p text:style-name="P16"><text:s text:c="4"/>for(int i = 0; i &lt; SIZE * SIZE; i++)</text:p>
      <text:p text:style-name="P16"><text:s text:c="8"/>arr[i] = arr[i] != 99999999 ? arr[i] : 0;</text:p>
      <text:p text:style-name="P16"/>
      <text:p text:style-name="P16"><text:s text:c="4"/>printf("\nShortest paths:\n");</text:p>
      <text:p text:style-name="P16"><text:s text:c="4"/>for(int i = 0; i &lt; SIZE; i++) {</text:p>
      <text:p text:style-name="P16"><text:s text:c="8"/>for(int j = 0; j &lt; SIZE; j++)</text:p>
      <text:p text:style-name="P16"><text:s text:c="12"/>printf("%d ", graph[i][j]);</text:p>
      <text:p text:style-name="P16"><text:s text:c="8"/>printf("\n");</text:p>
      <text:p text:style-name="P16"><text:s text:c="4"/>}</text:p>
      <text:p text:style-name="P16">}</text:p>
      <text:p text:style-name="P16"/>
      <text:p text:style-name="P16">void main() {</text:p>
      <text:p text:style-name="P16"><text:s text:c="4"/>int graph[][SIZE] = {</text:p>
      <text:p text:style-name="P16"><text:s text:c="8"/>{0, 5, 3, 0, 0},</text:p>
      <text:p text:style-name="P16"><text:s text:c="8"/>{0, 0, 2, 6, 0},</text:p>
      <text:p text:style-name="P16"><text:s text:c="8"/>{0, 0, 0, 0, 0},</text:p>
      <text:p text:style-name="P16"><text:s text:c="8"/>{0, 0, 0, 0, 0},</text:p>
      <text:p text:style-name="P16"><text:s text:c="8"/>{8, 0, 0, 0, 0}</text:p>
      <text:p text:style-name="P16"><text:s text:c="4"/>};</text:p>
      <text:p text:style-name="P16"/>
      <text:p text:style-name="P16"><text:s text:c="4"/>floyd(graph);</text:p>
      <text:p text:style-name="P16">}</text:p>
      <text:p text:style-name="P16"/>
      <text:p text:style-name="P2">Output</text:p>
      <text:p text:style-name="P9">Shortest paths:</text:p>
      <text:p text:style-name="P9">0 5 3 11 0 </text:p>
      <text:p text:style-name="P9">0 0 2 6 0 </text:p>
      <text:p text:style-name="P9">0 0 0 0 0 </text:p>
      <text:p text:style-name="P9">0 0 0 0 0 </text:p>
      <text:p text:style-name="P9">8 13 11 19 0</text:p>
      <text:p text:style-name="P8"><draw:frame draw:style-name="fr1" draw:name="Object3" text:anchor-type="char" svg:y="0.66cm" svg:width="15.998cm" svg:height="8.998cm" draw:z-index="1"><draw:object xlink:href="./Object 3" xlink:type="simple" xlink:show="embed" xlink:actuate="onLoad"/><draw:image xlink:href="./ObjectReplacements/Object 3" xlink:type="simple" xlink:show="embed" xlink:actuate="onLoad"/><svg:desc>chart</svg:desc></draw:frame></text:p>
      <text:p text:style-name="P15"><text:soft-page-break/>Question <text:span text:style-name="T4">3 </text:span>(<text:span text:style-name="T6">Bottom-up knapsack</text:span>):</text:p>
      <text:p text:style-name="P17">#include &lt;stdio.h&gt;</text:p>
      <text:p text:style-name="P17"/>
      <text:p text:style-name="P17">#define SIZE 3</text:p>
      <text:p text:style-name="P17"/>
      <text:p text:style-name="P17">int knapsack(int W, int val[], int wei[]) {</text:p>
      <text:p text:style-name="P17"><text:s text:c="4"/>int sack[W];</text:p>
      <text:p text:style-name="P17"><text:s text:c="4"/>for(int i = 0; i &lt; W; i++)</text:p>
      <text:p text:style-name="P17"><text:s text:c="8"/>sack[W] = 0;</text:p>
      <text:p text:style-name="P17"/>
      <text:p text:style-name="P17"><text:s text:c="4"/>for (int i = 0; i &lt; SIZE; i++)</text:p>
      <text:p text:style-name="P17"><text:s text:c="8"/>for (int j = W; j &gt;= wei[i]; j--) {</text:p>
      <text:p text:style-name="P17"><text:s text:c="12"/>int temp = sack[j - wei[i]] + val[i];</text:p>
      <text:p text:style-name="P17"><text:s text:c="12"/>sack[j] = temp &gt; sack[j] ? temp : sack[j];</text:p>
      <text:p text:style-name="P17"><text:s text:c="8"/>}</text:p>
      <text:p text:style-name="P17"/>
      <text:p text:style-name="P17"><text:s text:c="4"/>return sack[W];</text:p>
      <text:p text:style-name="P17">}</text:p>
      <text:p text:style-name="P17"/>
      <text:p text:style-name="P17">void main() {</text:p>
      <text:p text:style-name="P17"><text:s text:c="4"/>int val[SIZE] = {3, 2, 1};</text:p>
      <text:p text:style-name="P17"><text:s text:c="4"/>int wei[SIZE] = {1, 5, 4};</text:p>
      <text:p text:style-name="P17"><text:s text:c="4"/>int W = 5;</text:p>
      <text:p text:style-name="P17"/>
      <text:p text:style-name="P17"><text:s text:c="4"/>printf("Max value: %d\n", knapsack(W, val, wei));</text:p>
      <text:p text:style-name="P17">}</text:p>
      <text:p text:style-name="P17"/>
      <text:p text:style-name="P3">Output</text:p>
      <text:p text:style-name="P5">Max value: 4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1T15:00:45.256456717</meta:creation-date>
    <dc:date>2025-03-22T15:51:04.728638810</dc:date>
    <meta:editing-duration>PT1H2M54S</meta:editing-duration>
    <meta:editing-cycles>21</meta:editing-cycles>
    <meta:generator>LibreOffice/7.3.7.2$Linux_X86_64 LibreOffice_project/30$Build-2</meta:generator>
    <meta:document-statistic meta:table-count="0" meta:image-count="0" meta:object-count="2" meta:page-count="4" meta:paragraph-count="134" meta:word-count="553" meta:character-count="3022" meta:non-whitespace-character-count="2039"/>
  </office:meta>
</office:document-meta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date-style style:name="N10036" number:language="en" number:country="IN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896cm" svg:height="8.895cm" xlink:href="." xlink:type="simple" chart:class="chart:line" chart:style-name="ch1">
        <chart:title svg:x="5.854cm" svg:y="0.313cm" chart:style-name="ch2">
          <text:p>Warshall's algorithm</text:p>
        </chart:title>
        <chart:plot-area chart:style-name="ch3" chart:data-source-has-labels="both" svg:x="1.328cm" svg:y="1.269cm" svg:width="14.251cm" svg:height="6.468cm">
          <chart:coordinate-region svg:x="2.135cm" svg:y="1.469cm" svg:width="13.35cm" svg:height="5.621cm"/>
          <chart:axis chart:dimension="x" chart:name="primary-x" chart:style-name="ch4" chartooo:axis-type="auto">
            <chartooo:date-scale/>
            <chart:title svg:x="7.483cm" svg:y="7.914cm" chart:style-name="ch5">
              <text:p>No. of nodes</text:p>
            </chart:title>
            <chart:categories table:cell-range-address="local-table.$A$2:.$A$10"/>
            <chart:grid chart:style-name="ch6" chart:class="major"/>
            <chart:grid chart:style-name="ch7" chart:class="minor"/>
          </chart:axis>
          <chart:axis chart:dimension="y" chart:name="primary-y" chart:style-name="ch8">
            <chart:title svg:x="0.451cm" svg:y="5.248cm" chart:style-name="ch9">
              <text:p>Op. count</text:p>
            </chart:title>
            <chart:grid chart:style-name="ch6" chart:class="major"/>
          </chart:axis>
          <chart:series chart:style-name="ch10" chart:values-cell-range-address="local-table.$B$2:.$B$10" chart:label-cell-address="local-table.$B$1" chart:class="chart:line"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nsecutive int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43">
                <text:p>34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29">
                <text:p>72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date-style style:name="N10036" number:language="en" number:country="IN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svg:stroke-color="#dddddd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896cm" svg:height="8.895cm" xlink:href="." xlink:type="simple" chart:class="chart:line" chart:style-name="ch1">
        <chart:title svg:x="6.185cm" svg:y="0.313cm" chart:style-name="ch2">
          <text:p>Floyd's algorithm</text:p>
        </chart:title>
        <chart:subtitle svg:x="7.772cm" svg:y="1.269cm" chart:style-name="ch3">
          <text:p>0</text:p>
        </chart:subtitle>
        <chart:plot-area chart:style-name="ch4" chart:data-source-has-labels="both" svg:x="1.328cm" svg:y="2.129cm" svg:width="14.251cm" svg:height="5.608cm">
          <chart:coordinate-region svg:x="2.32cm" svg:y="2.328cm" svg:width="13.165cm" svg:height="4.762cm"/>
          <chart:axis chart:dimension="x" chart:name="primary-x" chart:style-name="ch5" chartooo:axis-type="auto">
            <chartooo:date-scale/>
            <chart:title svg:x="7.483cm" svg:y="7.914cm" chart:style-name="ch6">
              <text:p>No. of nodes</text:p>
            </chart:title>
            <chart:categories table:cell-range-address="local-table.$A$2:.$A$10"/>
            <chart:grid chart:style-name="ch7" chart:class="major"/>
            <chart:grid chart:style-name="ch8" chart:class="minor"/>
          </chart:axis>
          <chart:axis chart:dimension="y" chart:name="primary-y" chart:style-name="ch9">
            <chart:title svg:x="0.451cm" svg:y="5.678cm" chart:style-name="ch10">
              <text:p>Op. count</text:p>
            </chart:title>
            <chart:grid chart:style-name="ch7" chart:class="major"/>
          </chart:axis>
          <chart:series chart:style-name="ch11" chart:values-cell-range-address="local-table.$B$2:.$B$10" chart:label-cell-address="local-table.$B$1" chart:class="chart:line"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ddle-schoo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32">
                <text:p>43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58">
                <text:p>145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